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BallCharacteristics" style:family="table">
      <style:table-properties style:width="25.7cm" fo:break-before="auto" fo:break-after="auto" table:align="margins" style:may-break-between-rows="true" table:border-model="collapsing"/>
    </style:style>
    <style:style style:name="BallCharacteristics.A" style:family="table-column">
      <style:table-column-properties style:column-width="3.903cm" style:rel-column-width="9953*"/>
    </style:style>
    <style:style style:name="BallCharacteristics.B" style:family="table-column">
      <style:table-column-properties style:column-width="5.607cm" style:rel-column-width="14298*"/>
    </style:style>
    <style:style style:name="BallCharacteristics.C" style:family="table-column">
      <style:table-column-properties style:column-width="1.595cm" style:rel-column-width="4066*"/>
    </style:style>
    <style:style style:name="BallCharacteristics.D" style:family="table-column">
      <style:table-column-properties style:column-width="9.703cm" style:rel-column-width="24743*"/>
    </style:style>
    <style:style style:name="BallCharacteristics.E" style:family="table-column">
      <style:table-column-properties style:column-width="4.891cm" style:rel-column-width="12475*"/>
    </style:style>
    <style:style style:name="BallCharacteristics.1" style:family="table-row">
      <style:table-row-properties fo:keep-together="always"/>
    </style:style>
    <style:style style:name="BallCharacteristic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BallCharacteristics.E1" style:family="table-cell">
      <style:table-cell-properties fo:background-color="transparent" fo:padding="0.097cm" fo:border="0.5pt solid #000000" style:writing-mode="page">
        <style:background-image/>
      </style:table-cell-properties>
    </style:style>
    <style:style style:name="BallCharacteristic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llCharacteristic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25.7cm" fo:break-before="auto" fo:break-after="auto" table:align="margins" fo:background-color="transparent" fo:keep-with-next="auto" style:may-break-between-rows="true" style:writing-mode="lr-tb" table:border-model="collapsing">
        <style:background-image/>
      </style:table-properties>
    </style:style>
    <style:style style:name="Tabelle1.A" style:family="table-column">
      <style:table-column-properties style:column-width="3.903cm" style:rel-column-width="9953*"/>
    </style:style>
    <style:style style:name="Tabelle1.B" style:family="table-column">
      <style:table-column-properties style:column-width="5.607cm" style:rel-column-width="14298*"/>
    </style:style>
    <style:style style:name="Tabelle1.C" style:family="table-column">
      <style:table-column-properties style:column-width="1.595cm" style:rel-column-width="4066*"/>
    </style:style>
    <style:style style:name="Tabelle1.D" style:family="table-column">
      <style:table-column-properties style:column-width="9.703cm" style:rel-column-width="24743*"/>
    </style:style>
    <style:style style:name="Tabelle1.E" style:family="table-column">
      <style:table-column-properties style:column-width="4.891cm" style:rel-column-width="12475*"/>
    </style:style>
    <style:style style:name="Tabelle1.1" style:family="table-row">
      <style:table-row-properties fo:background-color="transparent" fo:keep-together="always">
        <style:background-image/>
      </style:table-row-properties>
    </style:style>
    <style:style style:name="Tabelle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1.E1" style:family="table-cell">
      <style:table-cell-properties style:vertical-align="" fo:background-color="transparent" fo:padding="0.097cm" fo:border="0.5pt solid #000000" style:writing-mode="page">
        <style:background-image/>
      </style:table-cell-properties>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1.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903cm" style:rel-column-width="9953*"/>
    </style:style>
    <style:style style:name="Tabelle2.B" style:family="table-column">
      <style:table-column-properties style:column-width="5.607cm" style:rel-column-width="14298*"/>
    </style:style>
    <style:style style:name="Tabelle2.C" style:family="table-column">
      <style:table-column-properties style:column-width="1.595cm" style:rel-column-width="4066*"/>
    </style:style>
    <style:style style:name="Tabelle2.D" style:family="table-column">
      <style:table-column-properties style:column-width="9.703cm" style:rel-column-width="24743*"/>
    </style:style>
    <style:style style:name="Tabelle2.E" style:family="table-column">
      <style:table-column-properties style:column-width="4.891cm" style:rel-column-width="12475*"/>
    </style:style>
    <style:style style:name="Tabelle2.1" style:family="table-row">
      <style:table-row-properties fo:background-color="transparent" fo:keep-together="always">
        <style:background-image/>
      </style:table-row-properties>
    </style:style>
    <style:style style:name="Tabelle2.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2.E1" style:family="table-cell">
      <style:table-cell-properties style:vertical-align="" fo:background-color="transparent" fo:padding="0.097cm" fo:border="0.5pt solid #000000" style:writing-mode="page">
        <style:background-image/>
      </style:table-cell-properties>
    </style:style>
    <style:style style:name="Tabelle2.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2.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3"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903cm" style:rel-column-width="9953*"/>
    </style:style>
    <style:style style:name="Tabelle3.B" style:family="table-column">
      <style:table-column-properties style:column-width="5.607cm" style:rel-column-width="14298*"/>
    </style:style>
    <style:style style:name="Tabelle3.C" style:family="table-column">
      <style:table-column-properties style:column-width="1.595cm" style:rel-column-width="4066*"/>
    </style:style>
    <style:style style:name="Tabelle3.D" style:family="table-column">
      <style:table-column-properties style:column-width="9.703cm" style:rel-column-width="24743*"/>
    </style:style>
    <style:style style:name="Tabelle3.E" style:family="table-column">
      <style:table-column-properties style:column-width="4.891cm" style:rel-column-width="12475*"/>
    </style:style>
    <style:style style:name="Tabelle3.1" style:family="table-row">
      <style:table-row-properties fo:background-color="transparent" fo:keep-together="always">
        <style:background-image/>
      </style:table-row-properties>
    </style:style>
    <style:style style:name="Tabelle3.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3.E1" style:family="table-cell">
      <style:table-cell-properties style:vertical-align="" fo:background-color="transparent" fo:padding="0.097cm" fo:border="0.5pt solid #000000" style:writing-mode="page">
        <style:background-image/>
      </style:table-cell-properties>
    </style:style>
    <style:style style:name="Tabelle3.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3.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4.A" style:family="table-column">
      <style:table-column-properties style:column-width="3.903cm" style:rel-column-width="9953*"/>
    </style:style>
    <style:style style:name="Tabelle4.B" style:family="table-column">
      <style:table-column-properties style:column-width="5.607cm" style:rel-column-width="14298*"/>
    </style:style>
    <style:style style:name="Tabelle4.C" style:family="table-column">
      <style:table-column-properties style:column-width="1.595cm" style:rel-column-width="4066*"/>
    </style:style>
    <style:style style:name="Tabelle4.D" style:family="table-column">
      <style:table-column-properties style:column-width="9.703cm" style:rel-column-width="24743*"/>
    </style:style>
    <style:style style:name="Tabelle4.E" style:family="table-column">
      <style:table-column-properties style:column-width="4.891cm" style:rel-column-width="12475*"/>
    </style:style>
    <style:style style:name="Tabelle4.1" style:family="table-row">
      <style:table-row-properties fo:background-color="transparent" fo:keep-together="always">
        <style:background-image/>
      </style:table-row-properties>
    </style:style>
    <style:style style:name="Tabelle4.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4.E1" style:family="table-cell">
      <style:table-cell-properties style:vertical-align="" fo:background-color="transparent" fo:padding="0.097cm" fo:border="0.5pt solid #000000" style:writing-mode="page">
        <style:background-image/>
      </style:table-cell-properties>
    </style:style>
    <style:style style:name="Tabelle4.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4.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6.488cm" style:rel-column-width="16543*"/>
    </style:style>
    <style:style style:name="Tabelle5.B" style:family="table-column">
      <style:table-column-properties style:column-width="1.813cm" style:rel-column-width="4623*"/>
    </style:style>
    <style:style style:name="Tabelle5.C" style:family="table-column">
      <style:table-column-properties style:column-width="13.563cm" style:rel-column-width="34584*"/>
    </style:style>
    <style:style style:name="Tabelle5.D" style:family="table-column">
      <style:table-column-properties style:column-width="3.836cm" style:rel-column-width="9785*"/>
    </style:style>
    <style:style style:name="Tabelle5.1" style:family="table-row">
      <style:table-row-properties fo:background-color="transparent" fo:keep-together="always">
        <style:background-image/>
      </style:table-row-properties>
    </style:style>
    <style:style style:name="Tabelle5.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5.D1" style:family="table-cell">
      <style:table-cell-properties style:vertical-align="" fo:background-color="transparent" fo:padding="0.097cm" fo:border="0.5pt solid #000000" style:writing-mode="page">
        <style:background-image/>
      </style:table-cell-properties>
    </style:style>
    <style:style style:name="Tabelle5.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5.D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ahoma"/>
    </style:style>
    <style:style style:name="P2" style:family="paragraph" style:parent-style-name="Standard">
      <style:text-properties style:font-name="Tahoma" officeooo:rsid="000ec370" officeooo:paragraph-rsid="000ec370"/>
    </style:style>
    <style:style style:name="P3" style:family="paragraph" style:parent-style-name="Standard">
      <style:text-properties style:font-name="Tahoma" officeooo:rsid="000ec370" officeooo:paragraph-rsid="00162a1c"/>
    </style:style>
    <style:style style:name="P4" style:family="paragraph" style:parent-style-name="Standard">
      <style:text-properties style:font-name="Tahoma" officeooo:rsid="001cdce4" officeooo:paragraph-rsid="001cdce4"/>
    </style:style>
    <style:style style:name="P5" style:family="paragraph" style:parent-style-name="Standard">
      <style:text-properties style:font-name="Tahoma" officeooo:paragraph-rsid="001c3f6b"/>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ad8e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0ff8fe" officeooo:paragraph-rsid="000ff8f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0ff8fe"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0ff8fe"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0ff8fe"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ad8e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22084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2041b"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2041b"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2041b"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7910a"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62a1c" officeooo:paragraph-rsid="00162a1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ad8e8" officeooo:paragraph-rsid="001ad8e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fb21d"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fb21d"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24755a" officeooo:paragraph-rsid="0024755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f8fe" officeooo:paragraph-rsid="000ff8f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3270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4ec5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62a1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041b"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041b"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ec5e"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ec5e" officeooo:paragraph-rsid="0014ec5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910a"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2a1c" officeooo:paragraph-rsid="00162a1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tyle="normal" fo:text-shadow="none" style:text-underline-style="none" fo:font-weight="normal" officeooo:paragraph-rsid="0012041b" style:font-style-asian="normal" style:font-weight-asian="normal"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style:font-name="Tahoma" officeooo:paragraph-rsid="0012041b"/>
    </style:style>
    <style:style style:name="P43" style:family="paragraph" style:parent-style-name="Table_20_Contents">
      <style:paragraph-properties fo:text-align="start" style:justify-single-word="false"/>
      <style:text-properties style:font-name="Tahoma" officeooo:paragraph-rsid="0017910a"/>
    </style:style>
    <style:style style:name="P44" style:family="paragraph" style:parent-style-name="Table_20_Contents">
      <style:paragraph-properties fo:text-align="start" style:justify-single-word="false"/>
      <style:text-properties style:font-name="Tahoma" officeooo:paragraph-rsid="001ad8e8"/>
    </style:style>
    <style:style style:name="P45" style:family="paragraph" style:parent-style-name="Table_20_Contents">
      <style:paragraph-properties fo:text-align="start" style:justify-single-word="false"/>
      <style:text-properties style:font-name="Tahoma" officeooo:rsid="0024755a" officeooo:paragraph-rsid="0024755a"/>
    </style:style>
    <style:style style:name="P46" style:family="paragraph" style:parent-style-name="Table_20_Contents">
      <style:paragraph-properties fo:text-align="start" style:justify-single-word="false"/>
      <style:text-properties officeooo:paragraph-rsid="001ad8e8"/>
    </style:style>
    <style:style style:name="P47" style:family="paragraph" style:parent-style-name="Text_20_body">
      <style:text-properties style:font-name="Tahoma" officeooo:rsid="000ec370"/>
    </style:style>
    <style:style style:name="P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c370" officeooo:paragraph-rsid="000ec370"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041b"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Heading_20_1">
      <style:text-properties style:font-name="Tahoma"/>
    </style:style>
    <style:style style:name="P51" style:family="paragraph" style:parent-style-name="Heading_20_2">
      <style:text-properties style:font-name="Tahoma"/>
    </style:style>
    <style:style style:name="P52" style:family="paragraph" style:parent-style-name="Heading_20_3">
      <style:text-properties style:font-name="Tahoma"/>
    </style:style>
    <style:style style:name="P53" style:family="paragraph" style:parent-style-name="Heading_20_3">
      <style:text-properties style:font-name="Tahoma" officeooo:paragraph-rsid="00162a1c"/>
    </style:style>
    <style:style style:name="P54" style:family="paragraph" style:parent-style-name="Text_20_body">
      <style:text-properties style:font-name="Tahoma" officeooo:rsid="0024e853" officeooo:paragraph-rsid="0024e853"/>
    </style:style>
    <style:style style:name="P55" style:family="paragraph" style:parent-style-name="Text_20_body">
      <style:text-properties style:font-name="Tahoma" officeooo:rsid="0024e853" officeooo:paragraph-rsid="002553f3"/>
    </style:style>
    <style:style style:name="P56" style:family="paragraph" style:parent-style-name="Text_20_body">
      <style:text-properties style:font-name="Tahoma" officeooo:rsid="002553f3" officeooo:paragraph-rsid="002553f3"/>
    </style:style>
    <style:style style:name="T1" style:family="text">
      <style:text-properties officeooo:rsid="000ec370"/>
    </style:style>
    <style:style style:name="T2" style:family="text">
      <style:text-properties officeooo:rsid="000ff8fe"/>
    </style:style>
    <style:style style:name="T3" style:family="text">
      <style:text-properties officeooo:rsid="0012041b"/>
    </style:style>
    <style:style style:name="T4" style:family="text">
      <style:text-properties officeooo:rsid="0013270b"/>
    </style:style>
    <style:style style:name="T5" style:family="text">
      <style:text-properties officeooo:rsid="0014ec5e"/>
    </style:style>
    <style:style style:name="T6"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fo:font-size="12pt" fo:font-style="normal" fo:text-shadow="none" style:text-underline-style="none" fo:font-weight="normal" officeooo:rsid="0012041b"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ize="12pt" fo:font-style="normal" fo:text-shadow="none" style:text-underline-style="none" fo:font-weight="normal" officeooo:rsid="0017910a"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ize="12pt" fo:font-style="normal" fo:text-shadow="none" style:text-underline-style="none" fo:font-weight="normal" officeooo:rsid="0014ec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ize="12pt" fo:font-style="normal" fo:text-shadow="none" style:text-underline-style="none" fo:font-weight="normal" officeooo:rsid="000ff8fe"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ize="12pt" fo:font-style="normal" fo:text-shadow="none" style:text-underline-style="none" fo:font-weight="normal" officeooo:rsid="001ad8e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Tahoma" fo:font-size="12pt" fo:font-style="normal" fo:text-shadow="none" style:text-underline-style="none" fo:font-weight="normal" officeooo:rsid="000ff8fe"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style:font-name="Tahoma" fo:font-size="12pt" fo:font-style="normal" fo:text-shadow="none" style:text-underline-style="none" fo:font-weight="normal" officeooo:rsid="0022084d"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17910a"/>
    </style:style>
    <style:style style:name="T16" style:family="text">
      <style:text-properties officeooo:rsid="001ad8e8"/>
    </style:style>
    <style:style style:name="T17" style:family="text">
      <style:text-properties officeooo:rsid="001fb21d"/>
    </style:style>
    <style:style style:name="T18" style:family="text">
      <style:text-properties officeooo:rsid="00219042"/>
    </style:style>
    <style:style style:name="T19" style:family="text">
      <style:text-properties style:font-name="Tahoma1" officeooo:rsid="0022084d" style:font-name-asian="Tahoma1" style:font-name-complex="Tahoma1"/>
    </style:style>
    <style:style style:name="T20" style:family="text">
      <style:text-properties officeooo:rsid="0022084d" style:font-name-asian="NSimSun" style:font-name-complex="Arial"/>
    </style:style>
    <style:style style:name="T21" style:family="text">
      <style:text-properties officeooo:rsid="000ff8fe" style:font-name-asian="NSimSun" style:font-name-complex="Arial"/>
    </style:style>
    <style:style style:name="T22" style:family="text">
      <style:text-properties officeooo:rsid="000ff8fe" style:font-name-asian="Tahoma1" style:font-name-complex="Tahoma1"/>
    </style:style>
    <style:style style:name="T23" style:family="text">
      <style:text-properties officeooo:rsid="0022084d" style:font-name-asian="Tahoma1" style:font-name-complex="Tahoma1"/>
    </style:style>
    <style:style style:name="T24" style:family="text">
      <style:text-properties officeooo:rsid="0023975f"/>
    </style:style>
    <style:style style:name="T25" style:family="text">
      <style:text-properties officeooo:rsid="0024755a"/>
    </style:style>
    <style:style style:name="T26" style:family="text">
      <style:text-properties style:font-name="Tahoma" officeooo:rsid="0024e8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Die Validi<text:span text:style-name="T1">erungsregeln in Crazy Golf Admin</text:span></text:h>
      <text:p text:style-name="P1"/>
      <text:h text:style-name="P51" text:outline-level="2">Einleitung</text:h>
      <text:p text:style-name="P2">Die Validierungsregeln sind dafür bestimmt, dass während der Verarbeitung der Datensätze keine Datenlücken und keine Inkonsistenzen erzeugt werden.</text:p>
      <text:p text:style-name="P2"/>
      <text:h text:style-name="P51" text:outline-level="2">Die Validierungsregeln</text:h>
      <text:p text:style-name="P2">Für jeden einzelnen Datensatz gibt es eine Gruppe von Validierungsregeln. Dies kann dazu führen, dass zum Schluss redundante Regeln definiert sind. Diese sollen alsdann während der Implementierung so weit als möglich zusammen gefasst werden.</text:p>
      <text:p text:style-name="P2"/>
      <text:h text:style-name="P52" text:outline-level="3">BallCharacteristics</text:h>
      <text:p text:style-name="P56">Name: BallCharacteristicsValidator</text:p>
      <text:p text:style-name="P54">Status Validator: Implementiert</text:p>
      <table:table table:name="BallCharacteristics" table:style-name="BallCharacteristics" table:template-name="Standardvorlage">
        <table:table-column table:style-name="BallCharacteristics.A"/>
        <table:table-column table:style-name="BallCharacteristics.B"/>
        <table:table-column table:style-name="BallCharacteristics.C"/>
        <table:table-column table:style-name="BallCharacteristics.D"/>
        <table:table-column table:style-name="BallCharacteristics.E"/>
        <table:table-row table:style-name="BallCharacteristics.1">
          <table:table-cell table:style-name="BallCharacteristics.A1" office:value-type="string">
            <text:p text:style-name="P48">Feldname</text:p>
          </table:table-cell>
          <table:table-cell table:style-name="BallCharacteristics.A1" office:value-type="string">
            <text:p text:style-name="P48">Symb. Name</text:p>
          </table:table-cell>
          <table:table-cell table:style-name="BallCharacteristics.A1" office:value-type="string">
            <text:p text:style-name="P49">Art</text:p>
          </table:table-cell>
          <table:table-cell table:style-name="BallCharacteristics.A1" office:value-type="string">
            <text:p text:style-name="P48">Regel</text:p>
          </table:table-cell>
          <table:table-cell table:style-name="BallCharacteristics.E1" office:value-type="string">
            <text:p text:style-name="P48">Fehlercode</text:p>
          </table:table-cell>
        </table:table-row>
        <table:table-row table:style-name="BallCharacteristics.1">
          <table:table-cell table:style-name="BallCharacteristics.A2" office:value-type="string">
            <text:p text:style-name="P29">primaryKey</text:p>
          </table:table-cell>
          <table:table-cell table:style-name="BallCharacteristics.A2" office:value-type="string">
            <text:p text:style-name="P29">PRIMARY_KEY</text:p>
          </table:table-cell>
          <table:table-cell table:style-name="BallCharacteristics.A2" office:value-type="string">
            <text:p text:style-name="P41"><text:span text:style-name="T7">I</text:span><text:span text:style-name="T8">nteger</text:span></text:p>
          </table:table-cell>
          <table:table-cell table:style-name="BallCharacteristics.A2" office:value-type="string">
            <text:p text:style-name="P30">- <text:span text:style-name="T2">Feld muss vorhan</text:span><text:span text:style-name="T3">d</text:span><text:span text:style-name="T2">en sein</text:span></text:p>
            <text:p text:style-name="P30">- <text:span text:style-name="T2">Inhalt darf nicht negativ sein</text:span></text:p>
          </table:table-cell>
          <table:table-cell table:style-name="BallCharacteristics.E2" office:value-type="string">
            <text:p text:style-name="P30">- FIELD_NOT_DEFINED</text:p>
            <text:p text:style-name="P30">- INVALID_CONTENT</text:p>
          </table:table-cell>
        </table:table-row>
        <table:table-row table:style-name="BallCharacteristics.1">
          <table:table-cell table:style-name="BallCharacteristics.A2" office:value-type="string">
            <text:p text:style-name="P29">identifier</text:p>
          </table:table-cell>
          <table:table-cell table:style-name="BallCharacteristics.A2" office:value-type="string">
            <text:p text:style-name="P29">IDENTIFIER</text:p>
          </table:table-cell>
          <table:table-cell table:style-name="BallCharacteristics.A2" office:value-type="string">
            <text:p text:style-name="P41"><text:span text:style-name="T7">S</text:span><text:span text:style-name="T8">tring</text:span></text:p>
          </table:table-cell>
          <table:table-cell table:style-name="BallCharacteristics.A2" office:value-type="string">
            <text:p text:style-name="P30">- <text:span text:style-name="T3">Feld muss vorhanden sein</text:span></text:p>
            <text:p text:style-name="P30">- <text:span text:style-name="T3">Inhalt darf nicht leer sein</text:span></text:p>
          </table:table-cell>
          <table:table-cell table:style-name="BallCharacteristics.E2" office:value-type="string">
            <text:p text:style-name="P8">- FIELD_NOT_DEFINED</text:p>
            <text:p text:style-name="P31">- EMPTY_FIELD</text:p>
          </table:table-cell>
        </table:table-row>
        <table:table-row table:style-name="BallCharacteristics.1">
          <table:table-cell table:style-name="BallCharacteristics.A2" office:value-type="string">
            <text:p text:style-name="P29"><text:span text:style-name="T3">d</text:span>escription</text:p>
          </table:table-cell>
          <table:table-cell table:style-name="BallCharacteristics.A2" office:value-type="string">
            <text:p text:style-name="P29">DESCRIPTION</text:p>
          </table:table-cell>
          <table:table-cell table:style-name="BallCharacteristics.A2" office:value-type="string">
            <text:p text:style-name="P35">S<text:span text:style-name="T15">tring</text:span></text:p>
          </table:table-cell>
          <table:table-cell table:style-name="BallCharacteristics.A2" office:value-type="string">
            <text:p text:style-name="P31">- <text:span text:style-name="T3">Feld muss vorhanden sein</text:span></text:p>
          </table:table-cell>
          <table:table-cell table:style-name="BallCharacteristics.E2" office:value-type="string">
            <text:p text:style-name="P8">- FIELD_NOT_DEFINED</text:p>
          </table:table-cell>
        </table:table-row>
        <table:table-row table:style-name="BallCharacteristics.1">
          <table:table-cell table:style-name="BallCharacteristics.A2" office:value-type="string">
            <text:p text:style-name="P29"><text:span text:style-name="T5">h</text:span>ardness</text:p>
          </table:table-cell>
          <table:table-cell table:style-name="BallCharacteristics.A2" office:value-type="string">
            <text:p text:style-name="P29">HARDNESS</text:p>
          </table:table-cell>
          <table:table-cell table:style-name="BallCharacteristics.A2" office:value-type="string">
            <text:p text:style-name="P36">enum</text:p>
          </table:table-cell>
          <table:table-cell table:style-name="BallCharacteristics.A2" office:value-type="string">
            <text:p text:style-name="P31">- <text:span text:style-name="T3">Feld muss vorhanden sein</text:span></text:p>
            <text:p text:style-name="P31">- <text:span text:style-name="T4">Inha</text:span><text:span text:style-name="T5">l</text:span><text:span text:style-name="T4">t darf nicht UNDEF sein</text:span></text:p>
          </table:table-cell>
          <table:table-cell table:style-name="BallCharacteristics.E2" office:value-type="string">
            <text:p text:style-name="P32">- FIELD_NOT_DEFINED</text:p>
            <text:p text:style-name="P32">- INVALID_CONTENT</text:p>
          </table:table-cell>
        </table:table-row>
        <table:table-row table:style-name="BallCharacteristics.1">
          <table:table-cell table:style-name="BallCharacteristics.A2" office:value-type="string">
            <text:p text:style-name="P29">upThrow</text:p>
          </table:table-cell>
          <table:table-cell table:style-name="BallCharacteristics.A2" office:value-type="string">
            <text:p text:style-name="P29">UP_THROW</text:p>
          </table:table-cell>
          <table:table-cell table:style-name="BallCharacteristics.A2" office:value-type="string">
            <text:p text:style-name="P37"><text:span text:style-name="T3">I</text:span><text:span text:style-name="T15">nteger</text:span></text:p>
          </table:table-cell>
          <table:table-cell table:style-name="BallCharacteristics.A2" office:value-type="string">
            <text:p text:style-name="P33">- <text:span text:style-name="T2">Feld muss vorhan</text:span><text:span text:style-name="T3">d</text:span><text:span text:style-name="T2">en sein</text:span></text:p>
            <text:p text:style-name="P33">- <text:span text:style-name="T2">Inhalt darf nicht negativ sein</text:span></text:p>
          </table:table-cell>
          <table:table-cell table:style-name="BallCharacteristics.E2" office:value-type="string">
            <text:p text:style-name="P33">- FIELD_NOT_DEFINED</text:p>
            <text:p text:style-name="P33">- INVALID_CONTENT</text:p>
          </table:table-cell>
        </table:table-row>
        <text:soft-page-break/>
        <table:table-row table:style-name="BallCharacteristics.1">
          <table:table-cell table:style-name="BallCharacteristics.A2" office:value-type="string">
            <text:p text:style-name="P29">weight</text:p>
          </table:table-cell>
          <table:table-cell table:style-name="BallCharacteristics.A2" office:value-type="string">
            <text:p text:style-name="P29">WEIGHT</text:p>
          </table:table-cell>
          <table:table-cell table:style-name="BallCharacteristics.A2" office:value-type="string">
            <text:p text:style-name="P37"><text:span text:style-name="T3">I</text:span><text:span text:style-name="T15">nteger</text:span></text:p>
          </table:table-cell>
          <table:table-cell table:style-name="BallCharacteristics.A2" office:value-type="string">
            <text:p text:style-name="P33">- <text:span text:style-name="T2">Feld muss vorhan</text:span><text:span text:style-name="T3">d</text:span><text:span text:style-name="T2">en sein</text:span></text:p>
            <text:p text:style-name="P33">- <text:span text:style-name="T2">Inhalt darf nicht negativ sein</text:span></text:p>
          </table:table-cell>
          <table:table-cell table:style-name="BallCharacteristics.E2" office:value-type="string">
            <text:p text:style-name="P33">- FIELD_NOT_DEFINED</text:p>
            <text:p text:style-name="P33">- INVALID_CONTENT</text:p>
          </table:table-cell>
        </table:table-row>
        <table:table-row table:style-name="BallCharacteristics.1">
          <table:table-cell table:style-name="BallCharacteristics.A2" office:value-type="string">
            <text:p text:style-name="P29">angleFactor</text:p>
          </table:table-cell>
          <table:table-cell table:style-name="BallCharacteristics.A2" office:value-type="string">
            <text:p text:style-name="P29">ANGLE_FACTOR</text:p>
          </table:table-cell>
          <table:table-cell table:style-name="BallCharacteristics.A2" office:value-type="string">
            <text:p text:style-name="P39">Double</text:p>
          </table:table-cell>
          <table:table-cell table:style-name="BallCharacteristics.A2" office:value-type="string">
            <text:p text:style-name="P33">- <text:span text:style-name="T2">Feld muss vorhan</text:span><text:span text:style-name="T3">d</text:span><text:span text:style-name="T2">en sein</text:span></text:p>
            <text:p text:style-name="P33">- <text:span text:style-name="T2">Inhalt darf nicht </text:span><text:span text:style-name="T5">negativ</text:span></text:p>
            <text:p text:style-name="P33"><text:span text:style-name="T5">- Inhalt muss kleiner 1.0 </text:span><text:span text:style-name="T2">sein</text:span></text:p>
          </table:table-cell>
          <table:table-cell table:style-name="BallCharacteristics.E2" office:value-type="string">
            <text:p text:style-name="P33">- FIELD_NOT_DEFINED</text:p>
            <text:p text:style-name="P33"><text:span text:style-name="T6">- INVALID_</text:span><text:span text:style-name="T9">TOO_LOW</text:span></text:p>
            <text:p text:style-name="P38">- INVALID_TOO_HIGH</text:p>
          </table:table-cell>
        </table:table-row>
        <table:table-row table:style-name="BallCharacteristics.1">
          <table:table-cell table:style-name="BallCharacteristics.A2" office:value-type="string">
            <text:p text:style-name="P29">comment</text:p>
          </table:table-cell>
          <table:table-cell table:style-name="BallCharacteristics.A2" office:value-type="string">
            <text:p text:style-name="P29">COMMENT</text:p>
          </table:table-cell>
          <table:table-cell table:style-name="BallCharacteristics.A2" office:value-type="string">
            <text:p text:style-name="P40">String</text:p>
          </table:table-cell>
          <table:table-cell table:style-name="BallCharacteristics.A2" office:value-type="string">
            <text:p text:style-name="P34">- <text:span text:style-name="T2">Feld muss vorhan</text:span><text:span text:style-name="T3">d</text:span><text:span text:style-name="T2">en sein</text:span></text:p>
          </table:table-cell>
          <table:table-cell table:style-name="BallCharacteristics.E2" office:value-type="string">
            <text:p text:style-name="P34">- FIELD_NOT_DEFINED</text:p>
          </table:table-cell>
        </table:table-row>
      </table:table>
      <text:p text:style-name="P47"/>
      <text:h text:style-name="P52" text:outline-level="3">ContentOfSuitCase</text:h>
      <text:p text:style-name="P56">Name: ContentOfSuitCaseValidator</text:p>
      <text:p text:style-name="P55">Status Validator: Implementiert</text:p>
      <table:table table:name="Tabelle1" table:style-name="Tabelle1" table:template-name="Standardvorlage">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4">Feldname</text:p>
          </table:table-cell>
          <table:table-cell table:style-name="Tabelle1.A1" office:value-type="string">
            <text:p text:style-name="P24">Symb. Name</text:p>
          </table:table-cell>
          <table:table-cell table:style-name="Tabelle1.A1" office:value-type="string">
            <text:p text:style-name="P24">Art</text:p>
          </table:table-cell>
          <table:table-cell table:style-name="Tabelle1.A1" office:value-type="string">
            <text:p text:style-name="P24">Regel</text:p>
          </table:table-cell>
          <table:table-cell table:style-name="Tabelle1.E1" office:value-type="string">
            <text:p text:style-name="P24">Fehlercode</text:p>
          </table:table-cell>
        </table:table-row>
        <table:table-row table:style-name="Tabelle1.2">
          <table:table-cell table:style-name="Tabelle1.A2" office:value-type="string">
            <text:p text:style-name="P10"><text:span text:style-name="T15">p</text:span>rimaryKey</text:p>
          </table:table-cell>
          <table:table-cell table:style-name="Tabelle1.A2" office:value-type="string">
            <text:p text:style-name="P10">PRIMARY_KEY</text:p>
          </table:table-cell>
          <table:table-cell table:style-name="Tabelle1.A2" office:value-type="string">
            <text:p text:style-name="P20">I<text:span text:style-name="T15">nteger</text:span></text:p>
          </table:table-cell>
          <table:table-cell table:style-name="Tabelle1.A2" office:value-type="string">
            <text:p text:style-name="P13">- <text:span text:style-name="T2">Feld muss vorhan</text:span><text:span text:style-name="T3">d</text:span><text:span text:style-name="T2">en sein</text:span></text:p>
            <text:p text:style-name="P13">- <text:span text:style-name="T2">Inhalt darf nicht negativ sein</text:span></text:p>
          </table:table-cell>
          <table:table-cell table:style-name="Tabelle1.E2" office:value-type="string">
            <text:p text:style-name="P13">- FIELD_NOT_DEFINED</text:p>
            <text:p text:style-name="P13">- INVALID_CONTENT</text:p>
          </table:table-cell>
        </table:table-row>
        <table:table-row table:style-name="Tabelle1.1">
          <table:table-cell table:style-name="Tabelle1.A2" office:value-type="string">
            <text:p text:style-name="P43">foreignKeyBall</text:p>
          </table:table-cell>
          <table:table-cell table:style-name="Tabelle1.A2" office:value-type="string">
            <text:p text:style-name="P43">FOREIGN_KEY_BALL</text:p>
          </table:table-cell>
          <table:table-cell table:style-name="Tabelle1.A2" office:value-type="string">
            <text:p text:style-name="P20">I<text:span text:style-name="T15">nteger</text:span></text:p>
          </table:table-cell>
          <table:table-cell table:style-name="Tabelle1.A2" office:value-type="string">
            <text:p text:style-name="P13">- <text:span text:style-name="T2">Feld muss vorhan</text:span><text:span text:style-name="T3">d</text:span><text:span text:style-name="T2">en sein</text:span></text:p>
            <text:p text:style-name="P46"><text:span text:style-name="T12">- </text:span><text:span text:style-name="T13">Inhalt darf nicht </text:span><text:span text:style-name="T14">kleiner -1 sein</text:span></text:p>
            <text:p text:style-name="P13"><text:tab/><text:span text:style-name="T15">der temporär gültige Wert -1 heisst, dass <text:tab/>der Eintrag erst angelegt, jedoch noch nicht <text:tab/>fertig definiert, ist</text:span></text:p>
          </table:table-cell>
          <table:table-cell table:style-name="Tabelle1.E2" office:value-type="string">
            <text:p text:style-name="P13">- FIELD_NOT_DEFINED</text:p>
            <text:p text:style-name="P15">- INVALID_CONTENT</text:p>
          </table:table-cell>
        </table:table-row>
      </table:table>
      <text:p text:style-name="P2"/>
      <text:p text:style-name="P2"/>
      <text:h text:style-name="P52" text:outline-level="3">CrazyGolfSiteCharacteristics</text:h>
      <text:p text:style-name="P56">Name: CrazyGolfSiteCharacteristicsValidator</text:p>
      <text:p text:style-name="P55">Status Validator: Implementiert</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ext:soft-page-break/>
          <table:table-row table:style-name="Tabelle2.1">
            <table:table-cell table:style-name="Tabelle2.A1" office:value-type="string">
              <text:p text:style-name="P24">Feldname</text:p>
            </table:table-cell>
            <table:table-cell table:style-name="Tabelle2.A1" office:value-type="string">
              <text:p text:style-name="P24">Symb. Name</text:p>
            </table:table-cell>
            <table:table-cell table:style-name="Tabelle2.A1" office:value-type="string">
              <text:p text:style-name="P24">Art</text:p>
            </table:table-cell>
            <table:table-cell table:style-name="Tabelle2.A1" office:value-type="string">
              <text:p text:style-name="P24">Regel</text:p>
            </table:table-cell>
            <table:table-cell table:style-name="Tabelle2.E1" office:value-type="string">
              <text:p text:style-name="P24">Fehlercode</text:p>
            </table:table-cell>
          </table:table-row>
        </table:table-header-rows>
        <table:table-row table:style-name="Tabelle2.1">
          <table:table-cell table:style-name="Tabelle2.A2" office:value-type="string">
            <text:p text:style-name="P9">primaryKey</text:p>
          </table:table-cell>
          <table:table-cell table:style-name="Tabelle2.A2" office:value-type="string">
            <text:p text:style-name="P9">PRIMARY_KEY</text:p>
          </table:table-cell>
          <table:table-cell table:style-name="Tabelle2.A2" office:value-type="string">
            <text:p text:style-name="P20">I<text:span text:style-name="T15">nteger</text:span></text:p>
          </table:table-cell>
          <table:table-cell table:style-name="Tabelle2.A2" office:value-type="string">
            <text:p text:style-name="P13">- <text:span text:style-name="T2">Feld muss vorhan</text:span><text:span text:style-name="T3">d</text:span><text:span text:style-name="T2">en sein</text:span></text:p>
            <text:p text:style-name="P13">- <text:span text:style-name="T2">Inhalt darf nicht negativ sein</text:span></text:p>
          </table:table-cell>
          <table:table-cell table:style-name="Tabelle2.E2" office:value-type="string">
            <text:p text:style-name="P13">- FIELD_NOT_DEFINED</text:p>
            <text:p text:style-name="P13">- INVALID_CONTENT</text:p>
          </table:table-cell>
        </table:table-row>
        <table:table-row table:style-name="Tabelle2.1">
          <table:table-cell table:style-name="Tabelle2.A2" office:value-type="string">
            <text:p text:style-name="P9">siteName</text:p>
          </table:table-cell>
          <table:table-cell table:style-name="Tabelle2.A2" office:value-type="string">
            <text:p text:style-name="P9">SITE_NAME</text:p>
          </table:table-cell>
          <table:table-cell table:style-name="Tabelle2.A2" office:value-type="string">
            <text:p text:style-name="P23">String</text:p>
          </table:table-cell>
          <table:table-cell table:style-name="Tabelle2.A2" office:value-type="string">
            <text:p text:style-name="P13">- <text:span text:style-name="T3">Feld muss vorhanden sein</text:span></text:p>
            <text:p text:style-name="P13">- <text:span text:style-name="T3">Inhalt darf nicht leer sein</text:span></text:p>
          </table:table-cell>
          <table:table-cell table:style-name="Tabelle2.E2" office:value-type="string">
            <text:p text:style-name="P6">- FIELD_NOT_DEFINED</text:p>
            <text:p text:style-name="P14">- EMPTY_FIELD</text:p>
          </table:table-cell>
        </table:table-row>
        <table:table-row table:style-name="Tabelle2.1">
          <table:table-cell table:style-name="Tabelle2.A2" office:value-type="string">
            <text:p text:style-name="P9">address</text:p>
          </table:table-cell>
          <table:table-cell table:style-name="Tabelle2.A2" office:value-type="string">
            <text:p text:style-name="P9">ADDRESS</text:p>
          </table:table-cell>
          <table:table-cell table:style-name="Tabelle2.A2" office:value-type="string">
            <text:p text:style-name="P23">String</text:p>
          </table:table-cell>
          <table:table-cell table:style-name="Tabelle2.A2" office:value-type="string">
            <text:p text:style-name="P13">- <text:span text:style-name="T3">Feld muss vorhanden sein</text:span></text:p>
            <text:p text:style-name="P13">- <text:span text:style-name="T3">Inhalt darf nicht leer sein</text:span></text:p>
          </table:table-cell>
          <table:table-cell table:style-name="Tabelle2.E2" office:value-type="string">
            <text:p text:style-name="P6">- FIELD_NOT_DEFINED</text:p>
            <text:p text:style-name="P14">- EMPTY_FIELD</text:p>
          </table:table-cell>
        </table:table-row>
        <table:table-row table:style-name="Tabelle2.1">
          <table:table-cell table:style-name="Tabelle2.A2" office:value-type="string">
            <text:p text:style-name="P9">postCode</text:p>
          </table:table-cell>
          <table:table-cell table:style-name="Tabelle2.A2" office:value-type="string">
            <text:p text:style-name="P9">POST_CODE</text:p>
          </table:table-cell>
          <table:table-cell table:style-name="Tabelle2.A2" office:value-type="string">
            <text:p text:style-name="P23">String</text:p>
          </table:table-cell>
          <table:table-cell table:style-name="Tabelle2.A2" office:value-type="string">
            <text:p text:style-name="P13">- <text:span text:style-name="T3">Feld muss vorhanden sein</text:span></text:p>
            <text:p text:style-name="P13">- <text:span text:style-name="T3">Inhalt darf nicht leer sein</text:span></text:p>
            <text:p text:style-name="P13">- <text:span text:style-name="T15">Inhalt muss </text:span><text:span text:style-name="T18">numerisch sein oder </text:span><text:span text:style-name="T15">dem Format <text:tab/>Ländercode-PLZ entsprechen</text:span></text:p>
          </table:table-cell>
          <table:table-cell table:style-name="Tabelle2.E2" office:value-type="string">
            <text:p text:style-name="P6">- FIELD_NOT_DEFINED</text:p>
            <text:p text:style-name="P14">- EMPTY_FIELD</text:p>
            <text:p text:style-name="P16">- INVALID_CONTENT</text:p>
          </table:table-cell>
        </table:table-row>
        <table:table-row table:style-name="Tabelle2.1">
          <table:table-cell table:style-name="Tabelle2.A2" office:value-type="string">
            <text:p text:style-name="P9">town</text:p>
          </table:table-cell>
          <table:table-cell table:style-name="Tabelle2.A2" office:value-type="string">
            <text:p text:style-name="P9">TOWN</text:p>
          </table:table-cell>
          <table:table-cell table:style-name="Tabelle2.A2" office:value-type="string">
            <text:p text:style-name="P23">String</text:p>
          </table:table-cell>
          <table:table-cell table:style-name="Tabelle2.A2" office:value-type="string">
            <text:p text:style-name="P13">- <text:span text:style-name="T3">Feld muss vorhanden sein</text:span></text:p>
            <text:p text:style-name="P13">- <text:span text:style-name="T3">Inhalt darf nicht leer sein</text:span></text:p>
          </table:table-cell>
          <table:table-cell table:style-name="Tabelle2.E2" office:value-type="string">
            <text:p text:style-name="P6">- FIELD_NOT_DEFINED</text:p>
            <text:p text:style-name="P14">- EMPTY_FIELD</text:p>
          </table:table-cell>
        </table:table-row>
      </table:table>
      <text:p text:style-name="P3"/>
      <text:h text:style-name="P52" text:outline-level="3">HandicapCharacteristics</text:h>
      <text:p text:style-name="P56">Name: HandicapCharacteristicsValidator</text:p>
      <text:p text:style-name="P55">Status Validator: Implementiert</text:p>
      <table:table table:name="Tabelle3" table:style-name="Tabelle3">
        <table:table-column table:style-name="Tabelle3.A"/>
        <table:table-column table:style-name="Tabelle3.B"/>
        <table:table-column table:style-name="Tabelle3.C"/>
        <table:table-column table:style-name="Tabelle3.D"/>
        <table:table-column table:style-name="Tabelle3.E"/>
        <table:table-header-rows>
          <table:table-row table:style-name="Tabelle3.1">
            <table:table-cell table:style-name="Tabelle3.A1" office:value-type="string">
              <text:p text:style-name="P24">Feldname</text:p>
            </table:table-cell>
            <table:table-cell table:style-name="Tabelle3.A1" office:value-type="string">
              <text:p text:style-name="P24">Symb. Name</text:p>
            </table:table-cell>
            <table:table-cell table:style-name="Tabelle3.A1" office:value-type="string">
              <text:p text:style-name="P24">Art</text:p>
            </table:table-cell>
            <table:table-cell table:style-name="Tabelle3.A1" office:value-type="string">
              <text:p text:style-name="P24">Regel</text:p>
            </table:table-cell>
            <table:table-cell table:style-name="Tabelle3.E1" office:value-type="string">
              <text:p text:style-name="P24">Fehlercode</text:p>
            </table:table-cell>
          </table:table-row>
        </table:table-header-rows>
        <table:table-row table:style-name="Tabelle3.1">
          <table:table-cell table:style-name="Tabelle3.A2" office:value-type="string">
            <text:p text:style-name="P10"><text:span text:style-name="T15">p</text:span>rimaryKey</text:p>
          </table:table-cell>
          <table:table-cell table:style-name="Tabelle3.A2" office:value-type="string">
            <text:p text:style-name="P10">PRIMARY_KEY</text:p>
          </table:table-cell>
          <table:table-cell table:style-name="Tabelle3.A2" office:value-type="string">
            <text:p text:style-name="P20">I<text:span text:style-name="T15">nteger</text:span></text:p>
          </table:table-cell>
          <table:table-cell table:style-name="Tabelle3.A2" office:value-type="string">
            <text:p text:style-name="P13">- <text:span text:style-name="T2">Feld muss vorhan</text:span><text:span text:style-name="T3">d</text:span><text:span text:style-name="T2">en sein</text:span></text:p>
            <text:p text:style-name="P13">- <text:span text:style-name="T2">Inhalt darf nicht negativ sein</text:span></text:p>
          </table:table-cell>
          <table:table-cell table:style-name="Tabelle3.E2" office:value-type="string">
            <text:p text:style-name="P13">- FIELD_NOT_DEFINED</text:p>
            <text:p text:style-name="P13">- INVALID_CONTENT</text:p>
          </table:table-cell>
        </table:table-row>
        <text:soft-page-break/>
        <table:table-row table:style-name="Tabelle3.1">
          <table:table-cell table:style-name="Tabelle3.A2" office:value-type="string">
            <text:p text:style-name="P10">foreignKeySuitCase</text:p>
          </table:table-cell>
          <table:table-cell table:style-name="Tabelle3.A2" office:value-type="string">
            <text:p text:style-name="P10">FOREIGN_KEY_SUIT_CASE</text:p>
          </table:table-cell>
          <table:table-cell table:style-name="Tabelle3.A2" office:value-type="string">
            <text:p text:style-name="P20">I<text:span text:style-name="T15">nteger</text:span></text:p>
          </table:table-cell>
          <table:table-cell table:style-name="Tabelle3.A2" office:value-type="string">
            <text:p text:style-name="P13">- <text:span text:style-name="T2">Feld muss vorhan</text:span><text:span text:style-name="T3">d</text:span><text:span text:style-name="T2">en sein</text:span></text:p>
            <text:p text:style-name="P44"><text:span text:style-name="T6">- </text:span><text:span text:style-name="T10">Inhalt darf nicht </text:span><text:span text:style-name="T11">kleiner -1 </text:span><text:span text:style-name="T10">sein</text:span></text:p>
            <text:p text:style-name="P13"><text:tab/><text:span text:style-name="T15">der temporär gültige Wert -1 heisst, dass <text:tab/>der Eintrag erst angelegt, jedoch noch nicht <text:tab/>fertig definiert, ist</text:span></text:p>
            <text:p text:style-name="P18"><text:tab/><text:span text:style-name="T19">→</text:span><text:span text:style-name="T20"> ist FOREIGN_KEY_BALL gesetzt muss <text:tab/><text:tab/>auch </text:span><text:span text:style-name="T21">FOREIGN_KEY_SUIT_CASE <text:tab/><text:tab/><text:tab/></text:span><text:span text:style-name="T20">gesetzt sein</text:span></text:p>
          </table:table-cell>
          <table:table-cell table:style-name="Tabelle3.E2" office:value-type="string">
            <text:p text:style-name="P13">- FIELD_NOT_DEFINED</text:p>
            <text:p text:style-name="P15">- INVALID_CONTENT</text:p>
          </table:table-cell>
        </table:table-row>
        <table:table-row table:style-name="Tabelle3.1">
          <table:table-cell table:style-name="Tabelle3.A2" office:value-type="string">
            <text:p text:style-name="P43">foreignKeyBall</text:p>
          </table:table-cell>
          <table:table-cell table:style-name="Tabelle3.A2" office:value-type="string">
            <text:p text:style-name="P43">FOREIGN_KEY_BALL</text:p>
          </table:table-cell>
          <table:table-cell table:style-name="Tabelle3.A2" office:value-type="string">
            <text:p text:style-name="P20">I<text:span text:style-name="T15">nteger</text:span></text:p>
          </table:table-cell>
          <table:table-cell table:style-name="Tabelle3.A2" office:value-type="string">
            <text:p text:style-name="P13">- <text:span text:style-name="T2">Feld muss vorhan</text:span><text:span text:style-name="T3">d</text:span><text:span text:style-name="T2">en sein</text:span></text:p>
            <text:p text:style-name="P44"><text:span text:style-name="T6">- </text:span><text:span text:style-name="T10">Inhalt darf nicht </text:span><text:span text:style-name="T11">kleiner -1 </text:span><text:span text:style-name="T10">sein</text:span></text:p>
            <text:p text:style-name="P13"><text:tab/><text:span text:style-name="T15">der temporär gültige Wert -1 heisst, dass <text:tab/>der Eintrag erst angelegt, jedoch noch nicht <text:tab/>fertig definiert, ist</text:span></text:p>
            <text:p text:style-name="P18"><text:tab/><text:span text:style-name="T19">→ ist </text:span><text:span text:style-name="T22">FOREIGN_KEY_SUIT_CASE </text:span><text:span text:style-name="T23">gesetzt <text:tab/><text:tab/>muss auch FOREIGN_KEY_BALL <text:tab/><text:tab/><text:tab/>gesetzt sein</text:span></text:p>
          </table:table-cell>
          <table:table-cell table:style-name="Tabelle3.E2" office:value-type="string">
            <text:p text:style-name="P13">- FIELD_NOT_DEFINED</text:p>
            <text:p text:style-name="P15">- INVALID_CONTENT</text:p>
          </table:table-cell>
        </table:table-row>
        <table:table-row table:style-name="Tabelle3.1">
          <table:table-cell table:style-name="Tabelle3.A2" office:value-type="string">
            <text:p text:style-name="P43">positioning</text:p>
          </table:table-cell>
          <table:table-cell table:style-name="Tabelle3.A2" office:value-type="string">
            <text:p text:style-name="P43">POSITIONING</text:p>
          </table:table-cell>
          <table:table-cell table:style-name="Tabelle3.A2" office:value-type="string">
            <text:p text:style-name="P25">String</text:p>
          </table:table-cell>
          <table:table-cell table:style-name="Tabelle3.A2" office:value-type="string">
            <text:p text:style-name="P13">- <text:span text:style-name="T3">Feld muss vorhanden sein</text:span></text:p>
            <text:p text:style-name="P13">- <text:span text:style-name="T3">Inhalt darf nicht leer sein, </text:span><text:span text:style-name="T16">wenn einer der beiden <text:tab/>Fremdschlüssel gesetzt ist</text:span></text:p>
          </table:table-cell>
          <table:table-cell table:style-name="Tabelle3.E2" office:value-type="string">
            <text:p text:style-name="P6">- FIELD_NOT_DEFINED</text:p>
            <text:p text:style-name="P14">- EMPTY_FIELD</text:p>
          </table:table-cell>
        </table:table-row>
        <table:table-row table:style-name="Tabelle3.1">
          <table:table-cell table:style-name="Tabelle3.A2" office:value-type="string">
            <text:p text:style-name="P43">cushioning</text:p>
          </table:table-cell>
          <table:table-cell table:style-name="Tabelle3.A2" office:value-type="string">
            <text:p text:style-name="P43">CUSHIONING</text:p>
          </table:table-cell>
          <table:table-cell table:style-name="Tabelle3.A2" office:value-type="string">
            <text:p text:style-name="P25">String</text:p>
          </table:table-cell>
          <table:table-cell table:style-name="Tabelle3.A2" office:value-type="string">
            <text:p text:style-name="P15">- <text:span text:style-name="T3">Feld muss vorhanden sein</text:span></text:p>
          </table:table-cell>
          <table:table-cell table:style-name="Tabelle3.E2" office:value-type="string">
            <text:p text:style-name="P7">- FIELD_NOT_DEFINED</text:p>
          </table:table-cell>
        </table:table-row>
        <table:table-row table:style-name="Tabelle3.1">
          <table:table-cell table:style-name="Tabelle3.A2" office:value-type="string">
            <text:p text:style-name="P43">marking</text:p>
          </table:table-cell>
          <table:table-cell table:style-name="Tabelle3.A2" office:value-type="string">
            <text:p text:style-name="P43">MARKING</text:p>
          </table:table-cell>
          <table:table-cell table:style-name="Tabelle3.A2" office:value-type="string">
            <text:p text:style-name="P25">String</text:p>
          </table:table-cell>
          <table:table-cell table:style-name="Tabelle3.A2" office:value-type="string">
            <text:p text:style-name="P15">- <text:span text:style-name="T3">Feld muss vorhanden sein</text:span></text:p>
          </table:table-cell>
          <table:table-cell table:style-name="Tabelle3.E2" office:value-type="string">
            <text:p text:style-name="P7">- FIELD_NOT_DEFINED</text:p>
          </table:table-cell>
        </table:table-row>
        <table:table-row table:style-name="Tabelle3.1">
          <table:table-cell table:style-name="Tabelle3.A2" office:value-type="string">
            <text:p text:style-name="P43">remark</text:p>
          </table:table-cell>
          <table:table-cell table:style-name="Tabelle3.A2" office:value-type="string">
            <text:p text:style-name="P43">REMARK</text:p>
          </table:table-cell>
          <table:table-cell table:style-name="Tabelle3.A2" office:value-type="string">
            <text:p text:style-name="P25">String</text:p>
          </table:table-cell>
          <table:table-cell table:style-name="Tabelle3.A2" office:value-type="string">
            <text:p text:style-name="P15">- <text:span text:style-name="T3">Feld muss vorhanden sein</text:span></text:p>
          </table:table-cell>
          <table:table-cell table:style-name="Tabelle3.E2" office:value-type="string">
            <text:p text:style-name="P7">- FIELD_NOT_DEFINED</text:p>
          </table:table-cell>
        </table:table-row>
      </table:table>
      <text:p text:style-name="P3"/>
      <text:h text:style-name="P53" text:outline-level="3">SuitCaseCharacteristics</text:h>
      <text:p text:style-name="P56">Name: SuitCaseCharacteristicsValidator</text:p>
      <text:p text:style-name="P55">Status Validator: Implementiert</text:p>
      <table:table table:name="Tabelle4" table:style-name="Tabelle4">
        <table:table-column table:style-name="Tabelle4.A"/>
        <table:table-column table:style-name="Tabelle4.B"/>
        <table:table-column table:style-name="Tabelle4.C"/>
        <table:table-column table:style-name="Tabelle4.D"/>
        <table:table-column table:style-name="Tabelle4.E"/>
        <table:table-header-rows>
          <text:soft-page-break/>
          <table:table-row table:style-name="Tabelle4.1">
            <table:table-cell table:style-name="Tabelle4.A1" office:value-type="string">
              <text:p text:style-name="P24">Feldname</text:p>
            </table:table-cell>
            <table:table-cell table:style-name="Tabelle4.A1" office:value-type="string">
              <text:p text:style-name="P24">Symb. Name</text:p>
            </table:table-cell>
            <table:table-cell table:style-name="Tabelle4.A1" office:value-type="string">
              <text:p text:style-name="P24">Art</text:p>
            </table:table-cell>
            <table:table-cell table:style-name="Tabelle4.A1" office:value-type="string">
              <text:p text:style-name="P24">Regel</text:p>
            </table:table-cell>
            <table:table-cell table:style-name="Tabelle4.E1" office:value-type="string">
              <text:p text:style-name="P24">Fehlercode</text:p>
            </table:table-cell>
          </table:table-row>
        </table:table-header-rows>
        <table:table-row table:style-name="Tabelle4.1">
          <table:table-cell table:style-name="Tabelle4.A2" office:value-type="string">
            <text:p text:style-name="P10"><text:span text:style-name="T15">p</text:span>rimaryKey</text:p>
          </table:table-cell>
          <table:table-cell table:style-name="Tabelle4.A2" office:value-type="string">
            <text:p text:style-name="P10">PRIMARY_KEY</text:p>
          </table:table-cell>
          <table:table-cell table:style-name="Tabelle4.A2" office:value-type="string">
            <text:p text:style-name="P20">I<text:span text:style-name="T15">nteger</text:span></text:p>
          </table:table-cell>
          <table:table-cell table:style-name="Tabelle4.A2" office:value-type="string">
            <text:p text:style-name="P13">- <text:span text:style-name="T2">Feld muss vorhan</text:span><text:span text:style-name="T3">d</text:span><text:span text:style-name="T2">en sein</text:span></text:p>
            <text:p text:style-name="P13">- <text:span text:style-name="T2">Inhalt darf nicht negativ sein</text:span></text:p>
          </table:table-cell>
          <table:table-cell table:style-name="Tabelle4.E2" office:value-type="string">
            <text:p text:style-name="P13">- FIELD_NOT_DEFINED</text:p>
            <text:p text:style-name="P13">- INVALID_CONTENT</text:p>
          </table:table-cell>
        </table:table-row>
        <table:table-row table:style-name="Tabelle4.1">
          <table:table-cell table:style-name="Tabelle4.A2" office:value-type="string">
            <text:p text:style-name="P9">identifier</text:p>
          </table:table-cell>
          <table:table-cell table:style-name="Tabelle4.A2" office:value-type="string">
            <text:p text:style-name="P9">IDENTIFIER</text:p>
          </table:table-cell>
          <table:table-cell table:style-name="Tabelle4.A2" office:value-type="string">
            <text:p text:style-name="P42"><text:span text:style-name="T7">S</text:span><text:span text:style-name="T8">tring</text:span></text:p>
          </table:table-cell>
          <table:table-cell table:style-name="Tabelle4.A2" office:value-type="string">
            <text:p text:style-name="P13">- <text:span text:style-name="T3">Feld muss vorhanden sein</text:span></text:p>
            <text:p text:style-name="P13">- <text:span text:style-name="T3">Inhalt darf nicht leer sein</text:span></text:p>
          </table:table-cell>
          <table:table-cell table:style-name="Tabelle4.E2" office:value-type="string">
            <text:p text:style-name="P6">- FIELD_NOT_DEFINED</text:p>
            <text:p text:style-name="P14">- EMPTY_FIELD</text:p>
          </table:table-cell>
        </table:table-row>
        <table:table-row table:style-name="Tabelle4.1">
          <table:table-cell table:style-name="Tabelle4.A2" office:value-type="string">
            <text:p text:style-name="P9"><text:span text:style-name="T3">d</text:span>escription</text:p>
          </table:table-cell>
          <table:table-cell table:style-name="Tabelle4.A2" office:value-type="string">
            <text:p text:style-name="P9">DESCRIPTION</text:p>
          </table:table-cell>
          <table:table-cell table:style-name="Tabelle4.A2" office:value-type="string">
            <text:p text:style-name="P20">S<text:span text:style-name="T15">tring</text:span></text:p>
          </table:table-cell>
          <table:table-cell table:style-name="Tabelle4.A2" office:value-type="string">
            <text:p text:style-name="P14">- <text:span text:style-name="T3">Feld muss vorhanden sein</text:span></text:p>
          </table:table-cell>
          <table:table-cell table:style-name="Tabelle4.E2" office:value-type="string">
            <text:p text:style-name="P6">- FIELD_NOT_DEFINED</text:p>
          </table:table-cell>
        </table:table-row>
        <table:table-row table:style-name="Tabelle4.1">
          <table:table-cell table:style-name="Tabelle4.A2" office:value-type="string">
            <text:p text:style-name="P9">owner</text:p>
          </table:table-cell>
          <table:table-cell table:style-name="Tabelle4.A2" office:value-type="string">
            <text:p text:style-name="P9">OWNER</text:p>
          </table:table-cell>
          <table:table-cell table:style-name="Tabelle4.A2" office:value-type="string">
            <text:p text:style-name="P42"><text:span text:style-name="T7">S</text:span><text:span text:style-name="T8">tring</text:span></text:p>
          </table:table-cell>
          <table:table-cell table:style-name="Tabelle4.A2" office:value-type="string">
            <text:p text:style-name="P13">- <text:span text:style-name="T3">Feld muss vorhanden sein</text:span></text:p>
            <text:p text:style-name="P13">- <text:span text:style-name="T3">Inhalt darf nicht leer sein</text:span></text:p>
          </table:table-cell>
          <table:table-cell table:style-name="Tabelle4.E2" office:value-type="string">
            <text:p text:style-name="P6">- FIELD_NOT_DEFINED</text:p>
            <text:p text:style-name="P14">- EMPTY_FIELD</text:p>
          </table:table-cell>
        </table:table-row>
        <table:table-row table:style-name="Tabelle4.1">
          <table:table-cell table:style-name="Tabelle4.A2" office:value-type="string">
            <text:p text:style-name="P28">contents</text:p>
          </table:table-cell>
          <table:table-cell table:style-name="Tabelle4.A2" office:value-type="string">
            <text:p text:style-name="P28">CONTENTS</text:p>
          </table:table-cell>
          <table:table-cell table:style-name="Tabelle4.A2" office:value-type="string">
            <text:p text:style-name="P45">List&lt;&gt;</text:p>
          </table:table-cell>
          <table:table-cell table:style-name="Tabelle4.A2" office:value-type="string">
            <text:p text:style-name="P13">- <text:span text:style-name="T25">Liste muss vorhanden sein</text:span></text:p>
            <text:p text:style-name="P13">- <text:span text:style-name="T25">Liste darf nicht leer sein</text:span></text:p>
          </table:table-cell>
          <table:table-cell table:style-name="Tabelle4.E2" office:value-type="string">
            <text:p text:style-name="P6">- <text:span text:style-name="T25">LIST_NOT_DEFINED</text:span></text:p>
            <text:p text:style-name="P6">- <text:span text:style-name="T25">EMPTY_LIST</text:span></text:p>
          </table:table-cell>
        </table:table-row>
      </table:table>
      <text:p text:style-name="P3"/>
      <text:h text:style-name="P52" text:outline-level="3">Gemeinsame, zusammenfassbare Validierungen</text:h>
      <text:p text:style-name="P4">Die nachstehend erwähnten Felder, bzw. deren Validierungen, können in eine übergeordnete abstra<text:span text:style-name="T17">k</text:span>te Klasse geschoben werden.</text:p>
      <text:p text:style-name="P4"/>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6">Regel</text:p>
            </table:table-cell>
            <table:table-cell table:style-name="Tabelle5.A1" office:value-type="string">
              <text:p text:style-name="P26">Art</text:p>
            </table:table-cell>
            <table:table-cell table:style-name="Tabelle5.A1" office:value-type="string">
              <text:p text:style-name="P26">Methode</text:p>
            </table:table-cell>
            <table:table-cell table:style-name="Tabelle5.D1" office:value-type="string">
              <text:p text:style-name="P26">Status</text:p>
            </table:table-cell>
          </table:table-row>
        </table:table-header-rows>
        <table:table-row table:style-name="Tabelle5.1">
          <table:table-cell table:style-name="Tabelle5.A2" office:value-type="string">
            <text:p text:style-name="P17">- <text:span text:style-name="T2">Feld muss vorhan</text:span><text:span text:style-name="T3">d</text:span><text:span text:style-name="T2">en sein</text:span></text:p>
            <text:p text:style-name="P11">- Inhalt darf nicht negativ sein</text:p>
          </table:table-cell>
          <table:table-cell table:style-name="Tabelle5.A2" office:value-type="string">
            <text:p text:style-name="P21">I<text:span text:style-name="T15">nteger</text:span></text:p>
          </table:table-cell>
          <table:table-cell table:style-name="Tabelle5.A2" office:value-type="string">
            <text:p text:style-name="P17">public void validatePrimaryKey(…)</text:p>
            <text:p text:style-name="P17">public void validateMandatoryAndNotNegative(...)</text:p>
          </table:table-cell>
          <table:table-cell table:style-name="Tabelle5.D2" office:value-type="string">
            <text:p text:style-name="P26">Implementiert</text:p>
            <text:p text:style-name="P27">Implementiert</text:p>
          </table:table-cell>
        </table:table-row>
        <table:table-row table:style-name="Tabelle5.1">
          <table:table-cell table:style-name="Tabelle5.A2" office:value-type="string">
            <text:p text:style-name="P19">- <text:span text:style-name="T2">Feld muss vorhan</text:span><text:span text:style-name="T3">d</text:span><text:span text:style-name="T2">en sein</text:span></text:p>
            <text:p text:style-name="P12">- Inhalt darf nicht <text:span text:style-name="T24">kleiner sein als <text:tab/>...</text:span></text:p>
          </table:table-cell>
          <table:table-cell table:style-name="Tabelle5.A2" office:value-type="string">
            <text:p text:style-name="P22">I<text:span text:style-name="T15">nteger</text:span></text:p>
          </table:table-cell>
          <table:table-cell table:style-name="Tabelle5.A2" office:value-type="string">
            <text:p text:style-name="P17">public void validateMandatoryAndNotLowerDefinedValue(...<text:span text:style-name="T24">)</text:span></text:p>
          </table:table-cell>
          <table:table-cell table:style-name="Tabelle5.D2" office:value-type="string">
            <text:p text:style-name="P27">Implementiert</text:p>
          </table:table-cell>
        </table:table-row>
        <table:table-row table:style-name="Tabelle5.1">
          <table:table-cell table:style-name="Tabelle5.A2" office:value-type="string">
            <text:p text:style-name="P17">- <text:span text:style-name="T3">Feld muss vorhanden sein</text:span></text:p>
            <text:p text:style-name="P17">- <text:span text:style-name="T3">Inhalt darf nicht leer sein</text:span></text:p>
          </table:table-cell>
          <table:table-cell table:style-name="Tabelle5.A2" office:value-type="string">
            <text:p text:style-name="P26">String</text:p>
          </table:table-cell>
          <table:table-cell table:style-name="Tabelle5.A2" office:value-type="string">
            <text:p text:style-name="P17">public void validateMandatoryAndContent(...)</text:p>
          </table:table-cell>
          <table:table-cell table:style-name="Tabelle5.D2" office:value-type="string">
            <text:p text:style-name="P26">Implementiert</text:p>
          </table:table-cell>
        </table:table-row>
        <table:table-row table:style-name="Tabelle5.1">
          <table:table-cell table:style-name="Tabelle5.A2" office:value-type="string">
            <text:p text:style-name="P17">- <text:span text:style-name="T3">Feld muss vorhanden sein</text:span></text:p>
          </table:table-cell>
          <table:table-cell table:style-name="Tabelle5.A2" office:value-type="string">
            <text:p text:style-name="P26">String</text:p>
          </table:table-cell>
          <table:table-cell table:style-name="Tabelle5.A2" office:value-type="string">
            <text:p text:style-name="P17">public void validateMandatory(...)</text:p>
          </table:table-cell>
          <table:table-cell table:style-name="Tabelle5.D2" office:value-type="string">
            <text:p text:style-name="P26">Implementiert</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CH"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5T09:51:18.934000000</dc:date>
    <meta:editing-duration>PT2H4M24S</meta:editing-duration>
    <meta:editing-cycles>14</meta:editing-cycles>
    <meta:generator>LibreOffice/7.1.2.2$Windows_X86_64 LibreOffice_project/8a45595d069ef5570103caea1b71cc9d82b2aae4</meta:generator>
    <meta:document-statistic meta:table-count="6" meta:image-count="0" meta:object-count="0" meta:page-count="5" meta:paragraph-count="258" meta:word-count="743" meta:character-count="5343" meta:non-whitespace-character-count="4834"/>
  </office:meta>
</office:document-meta>
</file>